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8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8"/>
          <table:table-cell table:style-name="ce8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. Machine died, no longer exists.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5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2-11-05" calcext:value-type="date">
            <text:p>2022-11-0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.0</text:p>
          </table:table-cell>
          <table:table-cell office:value-type="float" office:value="11" calcext:value-type="float">
            <text:p>11.0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9" office:value-type="date" office:date-value="2022-11-05" calcext:value-type="date">
            <text:p>2022-11-0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89" calcext:value-type="float">
            <text:p>589.0</text:p>
          </table:table-cell>
          <table:table-cell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9" office:value-type="date" office:date-value="2022-11-05" calcext:value-type="date">
            <text:p>2022-11-0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37" calcext:value-type="float">
            <text:p>1137.0</text:p>
          </table:table-cell>
          <table:table-cell office:value-type="float" office:value="132" calcext:value-type="float">
            <text:p>132.0</text:p>
          </table:table-cell>
          <table:table-cell office:value-type="float" office:value="41" calcext:value-type="float">
            <text:p>41</text:p>
          </table:table-cell>
          <table:table-cell office:value-type="float" office:value="18022" calcext:value-type="float">
            <text:p>18022</text:p>
          </table:table-cell>
          <table:table-cell/>
        </table:table-row>
        <table:table-row table:style-name="ro1">
          <table:table-cell table:style-name="ce9" office:value-type="date" office:date-value="2022-11-05" calcext:value-type="date">
            <text:p>2022-11-0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9" office:value-type="date" office:date-value="2022-10-31" calcext:value-type="date">
            <text:p>2022-10-3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9" office:value-type="date" office:date-value="2022-10-31" calcext:value-type="date">
            <text:p>2022-10-3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9" office:value-type="date" office:date-value="2022-10-31" calcext:value-type="date">
            <text:p>2022-10-3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9" office:value-type="date" office:date-value="2022-10-28" calcext:value-type="date">
            <text:p>2022-10-28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9" office:value-type="date" office:date-value="2022-10-28" calcext:value-type="date">
            <text:p>2022-10-2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8" office:value-type="string" calcext:value-type="string">
            <text:p>2022- many changes</text:p>
          </table:table-cell>
          <table:table-cell table:style-name="ce8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9" office:value-type="date" office:date-value="2020-11-26" calcext:value-type="date">
            <text:p>2020-11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9" office:value-type="date" office:date-value="2020-11-26" calcext:value-type="date">
            <text:p>2020-11-26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9" office:value-type="date" office:date-value="2020-11-25" calcext:value-type="date">
            <text:p>2020-11-2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8"/>
        </table:table-row>
        <table:table-row table:style-name="ro1">
          <table:table-cell table:style-name="ce9" office:value-type="date" office:date-value="2020-09-23" calcext:value-type="date">
            <text:p>2020-09-2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2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9-12" calcext:value-type="date">
            <text:p>2020-09-12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08" calcext:value-type="date">
            <text:p>2020-09-08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9"/>
          <table:table-cell table:style-name="ce8"/>
          <table:table-cell table:number-columns-repeated="8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16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19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8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26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8"/>
        </table:table-row>
        <table:table-row table:style-name="ro1" table:number-rows-repeated="104843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2-11-05T20:03:13.541712929</dc:date>
    <dc:creator>DavidA</dc:creator>
    <meta:editing-duration>P1DT12H55M22S</meta:editing-duration>
    <meta:editing-cycles>140</meta:editing-cycles>
    <meta:generator>LibreOffice/7.3.6.2$Linux_X86_64 LibreOffice_project/30$Build-2</meta:generator>
    <meta:document-statistic meta:table-count="1" meta:cell-count="869" meta:object-count="0"/>
  </office:meta>
</office:document-meta>
</file>